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style:font-name="Liberation Sans1" fo:font-size="12pt" style:font-size-asian="12pt" style:font-size-complex="12pt"/>
    </style:style>
    <style:style style:name="T1" style:family="text">
      <style:text-properties style:font-name="Calibri" fo:font-size="9pt" fo:language="el" fo:country="GR" fo:font-style="normal" officeooo:rsid="0014b00d" style:font-name-asian="Times New Roman" style:font-size-asian="9pt" style:language-asian="el" style:country-asian="GR" style:font-style-asian="normal" style:font-name-complex="Times New Roman" style:font-size-complex="10pt" style:font-style-complex="normal"/>
    </style:style>
    <style:style style:name="T2" style:family="text">
      <style:text-properties style:font-name="Calibri" fo:font-size="9pt" fo:language="el" fo:country="GR" fo:font-style="normal" style:font-name-asian="Times New Roman" style:font-size-asian="9pt" style:language-asian="el" style:country-asian="GR" style:font-style-asian="normal" style:font-name-complex="Times New Roman" style:font-size-complex="10pt" style:font-style-complex="normal"/>
    </style:style>
    <style:style style:name="T3" style:family="text">
      <style:text-properties fo:font-size="9pt" fo:language="el" fo:country="GR" fo:font-style="normal" style:font-name-asian="Times New Roman" style:font-size-asian="9pt" style:language-asian="el" style:country-asian="GR" style:font-style-asian="normal" style:font-name-complex="Times New Roman" style:font-size-complex="10pt" style:font-style-complex="normal"/>
    </style:style>
    <style:style style:name="T4" style:family="text">
      <style:text-properties fo:font-size="9pt" fo:language="el" fo:country="GR" fo:font-style="normal" officeooo:rsid="0014b00d" style:font-name-asian="Times New Roman" style:font-size-asian="9pt" style:language-asian="el" style:country-asian="GR" style:font-style-asian="normal" style:font-name-complex="Times New Roman" style:font-size-complex="10pt" style:font-style-complex="normal"/>
    </style:style>
    <style:style style:name="T5" style:family="text">
      <style:text-properties fo:language="el" fo:country="GR" fo:font-style="normal" style:font-name-asian="Times New Roman" style:language-asian="el" style:country-asian="GR" style:font-style-asian="normal" style:font-name-complex="Times New Roman" style:font-style-complex="normal"/>
    </style:style>
    <style:style style:name="T6" style:family="text">
      <style:text-properties fo:language="el" fo:country="GR" fo:font-style="normal" officeooo:rsid="0014b00d" style:font-name-asian="Times New Roman" style:language-asian="el" style:country-asian="GR" style:font-style-asian="normal" style:font-name-complex="Times New Roman"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Εισαγωγή</text:p>
      <text:p text:style-name="P1"/>
      <text:p text:style-name="P1"><text:span text:style-name="T5">Η Ελλάδα βρίσκεται σε μία από τις πλέον τεκτονικά ενεργές περιοχές της γης. Πλήθος τεκτονικών αλλά και ηφαιστειακών φαινομένων λαμβάνουν χώρα, με υψηλή συχνότητα </text:span><text:span text:style-name="T6">σε όλη την επικράτεια. Το <text:s/>γεωτεκτονικό υπόβαθρο της περιοχής αποτελεί ακόμη αντικείμενο μελέτης, σημαντικό όχι μόνο τοπικά, αλλά και σε παγκόσμιο επίπεδο, ώστε να γίνουν κατανοητές διεργασίες και φαινόμενα που λαμβάνουν χώρα σε διαφορετικές περιοχές.</text:span></text:p>
      <text:p text:style-name="P1">Η χώρα μας επίσης διαθέτει ενεργά ηφαίστεια, τα οποία παρουσιάζουν ιδιαίτερο ενδιαφέρον. Μόλις λίγα χρόνια πριν (2011-2012), υπήρξε έντονη ηφαιστειακή δραστηριότητα στην καλντέρα της Σαντορίνης· η νήσος επηρεάστηκε με έντονες, βίαιες μετακινήσεις οι οποίες μέσω δορυφορικών μεθόδων παρακολούθησης αναγνωρίστηκαν ως “φούσκωμα” ολόκληρης της νήσου.</text:p>
      <text:p text:style-name="P1">Τόσο η τεκτονική όσο και η ηφαιστειακή δραστηριότητα, δύναται πλέον να μελετηθεί με χρήση δορυφορικών γεωδαιτικών δεδομένων. Πιο συγκεκριμένα, οι σύγχρονες εξελίξεις στον τομέα των Παγκόσμιων Δορυφορικών Συστημάτων Εντοπισμού (Global Navigation Satellite Systems, GNSS), επιτρέπει τη χρήση τους για την παρακολούθηση και εξιχνίαση των κινήσεων του στερεού φλοιο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3:52:15.897708891</meta:creation-date>
    <dc:date>2017-02-07T13:53:07.992169901</dc:date>
    <meta:editing-duration>PT52S</meta:editing-duration>
    <meta:editing-cycles>1</meta:editing-cycles>
    <meta:document-statistic meta:table-count="0" meta:image-count="0" meta:object-count="0" meta:page-count="1" meta:paragraph-count="4" meta:word-count="152" meta:character-count="1130" meta:non-whitespace-character-count="981"/>
    <meta:generator>LibreOffice/5.2.5.1$Linux_X86_64 LibreOffice_project/20$Build-1</meta:generator>
  </office:meta>
</office:document-meta>
</file>